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sorting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elements</text:p>
          </table:table-cell>
          <table:table-cell/>
          <table:table-cell office:value-type="string" calcext:value-type="string">
            <text:p>QUICK:</text:p>
          </table:table-cell>
          <table:table-cell office:value-type="string" calcext:value-type="string">
            <text:p>sorting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elements</text:p>
          </table:table-cell>
          <table:table-cell table:number-columns-repeated="2"/>
          <table:table-cell office:value-type="string" calcext:value-type="string">
            <text:p>Quick</text:p>
          </table:table-cell>
          <table:table-cell office:value-type="string" calcext:value-type="string">
            <text:p>sorting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elements</text:p>
          </table:table-cell>
          <table:table-cell/>
          <table:table-cell office:value-type="string" calcext:value-type="string">
            <text:p>intro sort</text:p>
          </table:table-cell>
          <table:table-cell office:value-type="string" calcext:value-type="string">
            <text:p>sorting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elements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random:</text:p>
          </table:table-cell>
          <table:table-cell office:value-type="string" calcext:value-type="string">
            <text:p>0.224222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random:</text:p>
          </table:table-cell>
          <table:table-cell office:value-type="string" calcext:value-type="string">
            <text:p>0.1854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recursive: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andom:</text:p>
          </table:table-cell>
          <table:table-cell office:value-type="string" calcext:value-type="string">
            <text:p>0.141014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random:</text:p>
          </table:table-cell>
          <table:table-cell office:value-type="string" calcext:value-type="string">
            <text:p>0.253686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style-name="ce1" office:value-type="percentage" office:value="0.25" calcext:value-type="percentage">
            <text:p>2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205985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25" calcext:value-type="percentage">
            <text:p>2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183129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25" calcext:value-type="percentage">
            <text:p>2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136289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25" calcext:value-type="percentage">
            <text:p>2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2462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style-name="ce1" office:value-type="percentage" office:value="0.5" calcext:value-type="percentage">
            <text:p>50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187367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5" calcext:value-type="percentage">
            <text:p>50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173922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5" calcext:value-type="percentage">
            <text:p>50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127149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5" calcext:value-type="percentage">
            <text:p>50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234657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style-name="ce1" office:value-type="percentage" office:value="0.75" calcext:value-type="percentage">
            <text:p>7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164501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75" calcext:value-type="percentage">
            <text:p>7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157169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75" calcext:value-type="percentage">
            <text:p>7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114655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75" calcext:value-type="percentage">
            <text:p>7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223627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style-name="ce1" office:value-type="percentage" office:value="0.95" calcext:value-type="percentage">
            <text:p>9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146435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95" calcext:value-type="percentage">
            <text:p>9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125634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95" calcext:value-type="percentage">
            <text:p>9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09407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95" calcext:value-type="percentage">
            <text:p>9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212942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style-name="ce1" office:value-type="percentage" office:value="0.99" calcext:value-type="percentage">
            <text:p>99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144868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99" calcext:value-type="percentage">
            <text:p>99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110811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99" calcext:value-type="percentage">
            <text:p>99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091396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99" calcext:value-type="percentage">
            <text:p>99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209847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99.7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143703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99.7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110586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99.7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09232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99.7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211313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Reversed</text:p>
          </table:table-cell>
          <table:table-cell office:value-type="string" calcext:value-type="string">
            <text:p>order:</text:p>
          </table:table-cell>
          <table:table-cell office:value-type="string" calcext:value-type="string">
            <text:p>0.14563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Reversed</text:p>
          </table:table-cell>
          <table:table-cell office:value-type="string" calcext:value-type="string">
            <text:p>order:</text:p>
          </table:table-cell>
          <table:table-cell office:value-type="string" calcext:value-type="string">
            <text:p>0.084561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Reversed</text:p>
          </table:table-cell>
          <table:table-cell office:value-type="string" calcext:value-type="string">
            <text:p>order:</text:p>
          </table:table-cell>
          <table:table-cell office:value-type="string" calcext:value-type="string">
            <text:p>0.094945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Reversed</text:p>
          </table:table-cell>
          <table:table-cell office:value-type="string" calcext:value-type="string">
            <text:p>order:</text:p>
          </table:table-cell>
          <table:table-cell office:value-type="string" calcext:value-type="string">
            <text:p>0.205193</text:p>
          </table:table-cell>
          <table:table-cell office:value-type="string" calcext:value-type="string">
            <text:p>sec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sorting</text:p>
          </table:table-cell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string" calcext:value-type="string">
            <text:p>sorting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elements</text:p>
          </table:table-cell>
          <table:table-cell table:number-columns-repeated="3"/>
          <table:table-cell office:value-type="string" calcext:value-type="string">
            <text:p>sorting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elements</text:p>
          </table:table-cell>
          <table:table-cell table:number-columns-repeated="2"/>
          <table:table-cell office:value-type="string" calcext:value-type="string">
            <text:p>sorting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elements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random:</text:p>
          </table:table-cell>
          <table:table-cell office:value-type="string" calcext:value-type="string">
            <text:p>1.26845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random:</text:p>
          </table:table-cell>
          <table:table-cell office:value-type="string" calcext:value-type="string">
            <text:p>1.05007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random:</text:p>
          </table:table-cell>
          <table:table-cell office:value-type="string" calcext:value-type="string">
            <text:p>0.820785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random:</text:p>
          </table:table-cell>
          <table:table-cell office:value-type="string" calcext:value-type="string">
            <text:p>1.49376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style-name="ce1" office:value-type="percentage" office:value="0.25" calcext:value-type="percentage">
            <text:p>2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.16839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25" calcext:value-type="percentage">
            <text:p>2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.02868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25" calcext:value-type="percentage">
            <text:p>2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798296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25" calcext:value-type="percentage">
            <text:p>2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.44553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style-name="ce1" office:value-type="percentage" office:value="0.5" calcext:value-type="percentage">
            <text:p>50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.04831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5" calcext:value-type="percentage">
            <text:p>50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980288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5" calcext:value-type="percentage">
            <text:p>50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737968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5" calcext:value-type="percentage">
            <text:p>50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.37369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style-name="ce1" office:value-type="percentage" office:value="0.75" calcext:value-type="percentage">
            <text:p>7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917256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75" calcext:value-type="percentage">
            <text:p>7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893531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75" calcext:value-type="percentage">
            <text:p>7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652185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75" calcext:value-type="percentage">
            <text:p>7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.2883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style-name="ce1" office:value-type="percentage" office:value="0.95" calcext:value-type="percentage">
            <text:p>9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820067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95" calcext:value-type="percentage">
            <text:p>9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712794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95" calcext:value-type="percentage">
            <text:p>9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541041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95" calcext:value-type="percentage">
            <text:p>9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.21507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style-name="ce1" office:value-type="percentage" office:value="0.99" calcext:value-type="percentage">
            <text:p>99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802234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99" calcext:value-type="percentage">
            <text:p>99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598496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99" calcext:value-type="percentage">
            <text:p>99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521881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99" calcext:value-type="percentage">
            <text:p>99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.19428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99.7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797872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99.7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580719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99.7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0.52163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99.7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.1879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Reversed</text:p>
          </table:table-cell>
          <table:table-cell office:value-type="string" calcext:value-type="string">
            <text:p>order:</text:p>
          </table:table-cell>
          <table:table-cell office:value-type="string" calcext:value-type="string">
            <text:p>0.804123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Reversed</text:p>
          </table:table-cell>
          <table:table-cell office:value-type="string" calcext:value-type="string">
            <text:p>order:</text:p>
          </table:table-cell>
          <table:table-cell office:value-type="string" calcext:value-type="string">
            <text:p>0.452891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Reversed</text:p>
          </table:table-cell>
          <table:table-cell office:value-type="string" calcext:value-type="string">
            <text:p>order:</text:p>
          </table:table-cell>
          <table:table-cell office:value-type="string" calcext:value-type="string">
            <text:p>0.528774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Reversed</text:p>
          </table:table-cell>
          <table:table-cell office:value-type="string" calcext:value-type="string">
            <text:p>order:</text:p>
          </table:table-cell>
          <table:table-cell office:value-type="string" calcext:value-type="string">
            <text:p>1.16228</text:p>
          </table:table-cell>
          <table:table-cell office:value-type="string" calcext:value-type="string">
            <text:p>sec</text:p>
          </table:table-cell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string" calcext:value-type="string">
            <text:p>sorting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elements</text:p>
          </table:table-cell>
          <table:table-cell table:number-columns-repeated="2"/>
          <table:table-cell office:value-type="string" calcext:value-type="string">
            <text:p>sorting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elements</text:p>
          </table:table-cell>
          <table:table-cell table:number-columns-repeated="3"/>
          <table:table-cell office:value-type="string" calcext:value-type="string">
            <text:p>sorting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elements</text:p>
          </table:table-cell>
          <table:table-cell table:number-columns-repeated="2"/>
          <table:table-cell office:value-type="string" calcext:value-type="string">
            <text:p>sorting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elements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random:</text:p>
          </table:table-cell>
          <table:table-cell office:value-type="string" calcext:value-type="string">
            <text:p>2.70751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random:</text:p>
          </table:table-cell>
          <table:table-cell office:value-type="string" calcext:value-type="string">
            <text:p>2.20183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random:</text:p>
          </table:table-cell>
          <table:table-cell office:value-type="string" calcext:value-type="string">
            <text:p>1.73751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random:</text:p>
          </table:table-cell>
          <table:table-cell office:value-type="string" calcext:value-type="string">
            <text:p>3.29174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style-name="ce1" office:value-type="percentage" office:value="0.25" calcext:value-type="percentage">
            <text:p>2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2.56251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25" calcext:value-type="percentage">
            <text:p>2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2.1595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25" calcext:value-type="percentage">
            <text:p>2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.68649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25" calcext:value-type="percentage">
            <text:p>2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3.41402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style-name="ce1" office:value-type="percentage" office:value="0.5" calcext:value-type="percentage">
            <text:p>50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2.22206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5" calcext:value-type="percentage">
            <text:p>50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2.08773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5" calcext:value-type="percentage">
            <text:p>50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.56428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5" calcext:value-type="percentage">
            <text:p>50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3.41538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style-name="ce1" office:value-type="percentage" office:value="0.75" calcext:value-type="percentage">
            <text:p>7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.95288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75" calcext:value-type="percentage">
            <text:p>7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.8496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75" calcext:value-type="percentage">
            <text:p>7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.36885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75" calcext:value-type="percentage">
            <text:p>7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4.14216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style-name="ce1" office:value-type="percentage" office:value="0.95" calcext:value-type="percentage">
            <text:p>9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.73595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95" calcext:value-type="percentage">
            <text:p>9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.47738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95" calcext:value-type="percentage">
            <text:p>9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.14969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95" calcext:value-type="percentage">
            <text:p>9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3.23068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style-name="ce1" office:value-type="percentage" office:value="0.99" calcext:value-type="percentage">
            <text:p>99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.73108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99" calcext:value-type="percentage">
            <text:p>99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.25603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99" calcext:value-type="percentage">
            <text:p>99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.08164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99" calcext:value-type="percentage">
            <text:p>99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2.90523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99.7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.7081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99.7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.18995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99.7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.08069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99.7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2.78115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Reversed</text:p>
          </table:table-cell>
          <table:table-cell office:value-type="string" calcext:value-type="string">
            <text:p>order:</text:p>
          </table:table-cell>
          <table:table-cell office:value-type="string" calcext:value-type="string">
            <text:p>1.6909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Reversed</text:p>
          </table:table-cell>
          <table:table-cell office:value-type="string" calcext:value-type="string">
            <text:p>order:</text:p>
          </table:table-cell>
          <table:table-cell office:value-type="string" calcext:value-type="string">
            <text:p>0.95691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Reversed</text:p>
          </table:table-cell>
          <table:table-cell office:value-type="string" calcext:value-type="string">
            <text:p>order:</text:p>
          </table:table-cell>
          <table:table-cell office:value-type="string" calcext:value-type="string">
            <text:p>1.1229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Reversed</text:p>
          </table:table-cell>
          <table:table-cell office:value-type="string" calcext:value-type="string">
            <text:p>order:</text:p>
          </table:table-cell>
          <table:table-cell office:value-type="string" calcext:value-type="string">
            <text:p>2.67128</text:p>
          </table:table-cell>
          <table:table-cell office:value-type="string" calcext:value-type="string">
            <text:p>sec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sorting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elements</text:p>
          </table:table-cell>
          <table:table-cell table:number-columns-repeated="2"/>
          <table:table-cell office:value-type="string" calcext:value-type="string">
            <text:p>sorting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elements</text:p>
          </table:table-cell>
          <table:table-cell table:number-columns-repeated="3"/>
          <table:table-cell office:value-type="string" calcext:value-type="string">
            <text:p>sorting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elements</text:p>
          </table:table-cell>
          <table:table-cell table:number-columns-repeated="2"/>
          <table:table-cell office:value-type="string" calcext:value-type="string">
            <text:p>sorting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elements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random:</text:p>
          </table:table-cell>
          <table:table-cell office:value-type="string" calcext:value-type="string">
            <text:p>15.3089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random:</text:p>
          </table:table-cell>
          <table:table-cell office:value-type="string" calcext:value-type="string">
            <text:p>12.1524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random:</text:p>
          </table:table-cell>
          <table:table-cell office:value-type="string" calcext:value-type="string">
            <text:p>9.87177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random:</text:p>
          </table:table-cell>
          <table:table-cell office:value-type="string" calcext:value-type="string">
            <text:p>22.8722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style-name="ce1" office:value-type="percentage" office:value="0.25" calcext:value-type="percentage">
            <text:p>2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3.8294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25" calcext:value-type="percentage">
            <text:p>2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1.8991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25" calcext:value-type="percentage">
            <text:p>2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9.55614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25" calcext:value-type="percentage">
            <text:p>2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21.024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style-name="ce1" office:value-type="percentage" office:value="0.5" calcext:value-type="percentage">
            <text:p>50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2.3542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5" calcext:value-type="percentage">
            <text:p>50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1.3444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5" calcext:value-type="percentage">
            <text:p>50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8.83199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5" calcext:value-type="percentage">
            <text:p>50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9.4969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style-name="ce1" office:value-type="percentage" office:value="0.75" calcext:value-type="percentage">
            <text:p>7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0.7868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75" calcext:value-type="percentage">
            <text:p>7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0.1854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75" calcext:value-type="percentage">
            <text:p>7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7.74386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75" calcext:value-type="percentage">
            <text:p>7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8.6196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style-name="ce1" office:value-type="percentage" office:value="0.95" calcext:value-type="percentage">
            <text:p>9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9.55131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95" calcext:value-type="percentage">
            <text:p>9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8.09039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95" calcext:value-type="percentage">
            <text:p>9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6.43239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95" calcext:value-type="percentage">
            <text:p>9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6.123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style-name="ce1" office:value-type="percentage" office:value="0.99" calcext:value-type="percentage">
            <text:p>99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9.35332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99" calcext:value-type="percentage">
            <text:p>99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7.02092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99" calcext:value-type="percentage">
            <text:p>99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7.03162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99" calcext:value-type="percentage">
            <text:p>99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5.6626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99.7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9.30013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99.7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6.51201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99.7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7.37866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99.7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6.6974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Reversed</text:p>
          </table:table-cell>
          <table:table-cell office:value-type="string" calcext:value-type="string">
            <text:p>order:</text:p>
          </table:table-cell>
          <table:table-cell office:value-type="string" calcext:value-type="string">
            <text:p>9.25559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Reversed</text:p>
          </table:table-cell>
          <table:table-cell office:value-type="string" calcext:value-type="string">
            <text:p>order:</text:p>
          </table:table-cell>
          <table:table-cell office:value-type="string" calcext:value-type="string">
            <text:p>5.46475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Reversed</text:p>
          </table:table-cell>
          <table:table-cell office:value-type="string" calcext:value-type="string">
            <text:p>order:</text:p>
          </table:table-cell>
          <table:table-cell office:value-type="string" calcext:value-type="string">
            <text:p>7.45398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Reversed</text:p>
          </table:table-cell>
          <table:table-cell office:value-type="string" calcext:value-type="string">
            <text:p>order:</text:p>
          </table:table-cell>
          <table:table-cell office:value-type="string" calcext:value-type="string">
            <text:p>15.9076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marge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sorting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s</text:p>
          </table:table-cell>
          <table:table-cell table:number-columns-repeated="3"/>
          <table:table-cell office:value-type="string" calcext:value-type="string">
            <text:p>sorting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s</text:p>
          </table:table-cell>
          <table:table-cell table:number-columns-repeated="2"/>
          <table:table-cell office:value-type="string" calcext:value-type="string">
            <text:p>sorting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All</text:p>
          </table:table-cell>
          <table:table-cell office:value-type="string" calcext:value-type="string">
            <text:p>random:</text:p>
          </table:table-cell>
          <table:table-cell office:value-type="string" calcext:value-type="string">
            <text:p>25.2111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random:</text:p>
          </table:table-cell>
          <table:table-cell office:value-type="string" calcext:value-type="string">
            <text:p>22.909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random:</text:p>
          </table:table-cell>
          <table:table-cell office:value-type="string" calcext:value-type="string">
            <text:p>55.2764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5"/>
          <table:table-cell table:style-name="ce1" office:value-type="percentage" office:value="0.25" calcext:value-type="percentage">
            <text:p>2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24.6383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25" calcext:value-type="percentage">
            <text:p>2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22.124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25" calcext:value-type="percentage">
            <text:p>2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50.4354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5"/>
          <table:table-cell table:style-name="ce1" office:value-type="percentage" office:value="0.5" calcext:value-type="percentage">
            <text:p>50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23.3959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5" calcext:value-type="percentage">
            <text:p>50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9.4206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5" calcext:value-type="percentage">
            <text:p>50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46.469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5"/>
          <table:table-cell table:style-name="ce1" office:value-type="percentage" office:value="0.75" calcext:value-type="percentage">
            <text:p>7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21.0181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75" calcext:value-type="percentage">
            <text:p>7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7.0114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75" calcext:value-type="percentage">
            <text:p>7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43.2184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5"/>
          <table:table-cell table:style-name="ce1" office:value-type="percentage" office:value="0.95" calcext:value-type="percentage">
            <text:p>9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6.8417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95" calcext:value-type="percentage">
            <text:p>9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5.0742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95" calcext:value-type="percentage">
            <text:p>95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36.9666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5"/>
          <table:table-cell table:style-name="ce1" office:value-type="percentage" office:value="0.99" calcext:value-type="percentage">
            <text:p>99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4.6779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percentage" office:value="0.99" calcext:value-type="percentage">
            <text:p>99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4.0616</text:p>
          </table:table-cell>
          <table:table-cell office:value-type="string" calcext:value-type="string">
            <text:p>sec</text:p>
          </table:table-cell>
          <table:table-cell/>
          <table:table-cell table:style-name="ce1" office:value-type="percentage" office:value="0.99" calcext:value-type="percentage">
            <text:p>99,00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35.2883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99.7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3.7526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99.7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14.4531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99.7%</text:p>
          </table:table-cell>
          <table:table-cell office:value-type="string" calcext:value-type="string">
            <text:p>sorted:</text:p>
          </table:table-cell>
          <table:table-cell office:value-type="string" calcext:value-type="string">
            <text:p>34.7996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versed</text:p>
          </table:table-cell>
          <table:table-cell office:value-type="string" calcext:value-type="string">
            <text:p>order:</text:p>
          </table:table-cell>
          <table:table-cell office:value-type="string" calcext:value-type="string">
            <text:p>15.0047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reversed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14.7445 </text:p>
          </table:table-cell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Reversed</text:p>
          </table:table-cell>
          <table:table-cell office:value-type="string" calcext:value-type="string">
            <text:p>order:</text:p>
          </table:table-cell>
          <table:table-cell office:value-type="string" calcext:value-type="string">
            <text:p>34.0123</text:p>
          </table:table-cell>
          <table:table-cell office:value-type="string" calcext:value-type="string">
            <text:p>sec</text:p>
          </table:table-cell>
        </table:table-row>
        <table:table-row table:style-name="ro1" table:number-rows-repeated="6">
          <table:table-cell table:number-columns-repeated="20"/>
        </table:table-row>
        <table:table-row table:style-name="ro1">
          <table:table-cell office:value-type="string" calcext:value-type="string">
            <text:p>wielkosc tablic</text:p>
          </table:table-cell>
          <table:table-cell office:value-type="string" calcext:value-type="string">
            <text:p>losowe</text:p>
          </table:table-cell>
          <table:table-cell table:style-name="ce1" office:value-type="percentage" office:value="0.25" calcext:value-type="percentage">
            <text:p>25,00%</text:p>
          </table:table-cell>
          <table:table-cell table:style-name="ce1" office:value-type="percentage" office:value="0.5" calcext:value-type="percentage">
            <text:p>50,00%</text:p>
          </table:table-cell>
          <table:table-cell table:style-name="ce1" office:value-type="percentage" office:value="0.75" calcext:value-type="percentage">
            <text:p>75,00%</text:p>
          </table:table-cell>
          <table:table-cell table:style-name="ce1" office:value-type="percentage" office:value="0.95" calcext:value-type="percentage">
            <text:p>95,00%</text:p>
          </table:table-cell>
          <table:table-cell table:style-name="ce1" office:value-type="percentage" office:value="0.99" calcext:value-type="percentage">
            <text:p>99,00%</text:p>
          </table:table-cell>
          <table:table-cell table:style-name="ce1" office:value-type="percentage" office:value="0.997" calcext:value-type="percentage">
            <text:p>99,70%</text:p>
          </table:table-cell>
          <table:table-cell office:value-type="string" calcext:value-type="string">
            <text:p>malejące</text:p>
          </table:table-cell>
          <table:table-cell table:number-columns-repeated="11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19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19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19"/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number-columns-repeated="19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number-columns-repeated="1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22:53:40.579882576</meta:creation-date>
    <dc:date>2018-04-24T04:52:40.202133111</dc:date>
    <meta:editing-duration>PT4H9M25S</meta:editing-duration>
    <meta:editing-cycles>7</meta:editing-cycles>
    <meta:generator>LibreOffice/5.4.5.1$Linux_X86_64 LibreOffice_project/40m0$Build-1</meta:generator>
    <meta:document-statistic meta:table-count="2" meta:cell-count="683" meta:object-count="0"/>
  </office:meta>
</office:document-meta>
</file>